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il" svg:font-family="Caril" style:font-adornments="Normal"/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Normal" style:font-family-generic="swiss" style:font-pitch="variable"/>
  </office:font-face-decls>
  <office:automatic-styles>
    <style:style style:name="Tableau1" style:family="table">
      <style:table-properties style:width="18.579cm" fo:margin-left="-0.979cm" fo:margin-right="0cm" table:align="margins"/>
    </style:style>
    <style:style style:name="Tableau1.A" style:family="table-column">
      <style:table-column-properties style:column-width="0.986cm" style:rel-column-width="3478*"/>
    </style:style>
    <style:style style:name="Tableau1.B" style:family="table-column">
      <style:table-column-properties style:column-width="17.593cm" style:rel-column-width="62057*"/>
    </style:style>
    <style:style style:name="Tableau1.A1" style:family="table-cell">
      <style:table-cell-properties fo:padding="0cm" fo:border="none"/>
    </style:style>
    <style:style style:name="P1" style:family="paragraph" style:parent-style-name="Title">
      <style:paragraph-properties fo:margin-top="0cm" fo:margin-bottom="0cm" style:contextual-spacing="false" fo:text-align="start" style:justify-single-word="false">
        <style:tab-stops>
          <style:tab-stop style:position="17.992cm" style:type="right"/>
        </style:tab-stops>
      </style:paragraph-properties>
      <style:text-properties style:font-name="Carlito" fo:font-size="9pt" officeooo:paragraph-rsid="008a6682" style:font-size-asian="9pt" style:font-size-complex="9pt"/>
    </style:style>
    <style:style style:name="P2" style:family="paragraph" style:parent-style-name="Horizontal_20_Line">
      <style:paragraph-properties fo:margin-top="0cm" fo:margin-bottom="0.199cm" style:contextual-spacing="false"/>
      <style:text-properties style:font-name="Carlito"/>
    </style:style>
    <style:style style:name="P3" style:family="paragraph" style:parent-style-name="Standard">
      <style:paragraph-properties fo:keep-with-next="always"/>
      <style:text-properties style:font-name="Carlito" officeooo:paragraph-rsid="002ae934"/>
    </style:style>
    <style:style style:name="P4" style:family="paragraph" style:parent-style-name="Title">
      <style:paragraph-properties fo:margin-top="0cm" fo:margin-bottom="0cm" style:contextual-spacing="false" fo:text-align="start" style:justify-single-word="false"/>
      <style:text-properties fo:font-size="14pt" style:font-size-asian="14pt" style:font-size-complex="14pt"/>
    </style:style>
    <style:style style:name="P5" style:family="paragraph" style:parent-style-name="Subtitle">
      <style:paragraph-properties fo:margin-top="0cm" fo:margin-bottom="0cm" style:contextual-spacing="false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loext:graphic-properties draw:fill="solid" draw:fill-color="#dcdcdc"/>
      <style:paragraph-properties fo:margin-left="0.9cm" fo:margin-right="0cm" fo:margin-top="0cm" fo:margin-bottom="0cm" style:contextual-spacing="false" fo:text-indent="-0.9cm" style:auto-text-indent="false" fo:background-color="#dcdcdc">
        <style:tab-stops/>
      </style:paragraph-properties>
      <style:text-properties officeooo:paragraph-rsid="00360f15"/>
    </style:style>
    <style:style style:name="P7" style:family="paragraph" style:parent-style-name="Text_20_body">
      <style:text-properties officeooo:paragraph-rsid="007c093f"/>
    </style:style>
    <style:style style:name="P8" style:family="paragraph" style:parent-style-name="annexe" style:master-page-name="">
      <loext:graphic-properties draw:fill="solid" draw:fill-color="#f2f2f2"/>
      <style:paragraph-properties fo:margin-left="0cm" fo:margin-right="0cm" fo:margin-top="0cm" fo:margin-bottom="0cm" style:contextual-spacing="false" fo:line-height="115%" fo:text-indent="0cm" style:auto-text-indent="false" style:page-number="auto" fo:background-color="#f2f2f2">
        <style:tab-stops/>
      </style:paragraph-properties>
      <style:text-properties officeooo:paragraph-rsid="008e4395"/>
    </style:style>
    <style:style style:name="P9" style:family="paragraph" style:parent-style-name="annexe" style:master-page-name="">
      <loext:graphic-properties draw:fill="solid" draw:fill-color="#f2f2f2"/>
      <style:paragraph-properties fo:margin-left="0cm" fo:margin-right="0cm" fo:margin-top="0cm" fo:margin-bottom="0.101cm" style:contextual-spacing="false" fo:line-height="100%" fo:text-indent="0cm" style:auto-text-indent="false" style:page-number="auto" fo:background-color="#f2f2f2" fo:padding="0cm" fo:border="none">
        <style:tab-stops>
          <style:tab-stop style:position="0.492cm"/>
        </style:tab-stops>
      </style:paragraph-properties>
      <style:text-properties officeooo:paragraph-rsid="00b7c60a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Carlito"/>
    </style:style>
    <style:style style:name="P11" style:family="paragraph" style:parent-style-name="Heading_20_1">
      <style:paragraph-properties fo:margin-top="0.101cm" fo:margin-bottom="0cm" style:contextual-spacing="false"/>
      <style:text-properties style:font-name="Carlito" fo:font-size="10pt" officeooo:paragraph-rsid="0071fa0d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7c09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arlito" fo:font-size="11pt" fo:font-weight="bold" officeooo:rsid="00584330" style:font-size-asian="11pt" style:font-weight-asian="bold" style:font-size-complex="11pt" style:font-weight-complex="bold"/>
    </style:style>
    <style:style style:name="T5" style:family="text">
      <style:text-properties officeooo:rsid="0076c7b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8" style:family="text">
      <style:text-properties style:text-position="0% 100%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style:text-position="15% 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ublications <text:span text:style-name="T1">du </text:span><text:text-input text:description="">meetingConfig.Title()</text:text-input><text:s/>- délibérations.be</text:p>
      <text:p text:style-name="P2"/>
      <text:p text:style-name="P5"><text:span text:style-name="T6">Séance du </text:span><text:span text:style-name="T6"><text:text-input text:description="">view.print_value('date')</text:text-input></text:span></text:p>
      <text:section text:style-name="Sect1" text:name="item">
        <text:h text:style-name="P10" text:outline-level="1"><office:annotation loext:resolved="false"><dc:creator>Antoine Duchêne</dc:creator><dc:date>2020-01-28T14:42:51.052248780</dc:date><meta:creator-initials>AD</meta:creator-initials><text:p text:style-name="P12">do section- for item in view.get_grouped_items(itemUids, list_types=[], privacy='public')</text:p></office:annotation></text:h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h text:style-name="P11" text:outline-level="1"><text:span text:style-name="T2"><text:text-input text:description="">item.getItemNumber(for_display=True)</text:text-input></text:span><text:span text:style-name="T2">.</text:span></text:h>
            </table:table-cell>
            <table:table-cell table:style-name="Tableau1.A1" office:value-type="string">
              <text:p text:style-name="P7"><office:annotation loext:resolved="false"><dc:creator>Antoine Duchêne</dc:creator><dc:date>2021-03-15T12:53:29.344950190</dc:date><meta:creator-initials>AD</meta:creator-initials><text:p text:style-name="P13">do text</text:p><text:p text:style-name="P13">from xhtml(u"&lt;h1&gt;&lt;a href='{}' target='_blank'&gt;{}&lt;/a&gt;&lt;/h1&gt;".format(item.absolute_url(), utils.escape(item.Title())))</text:p></office:annotation><text:span text:style-name="T5">title</text:span></text:p>
            </table:table-cell>
          </table:table-row>
        </table:table>
        <text:section text:style-name="Sect1" text:name="annexes">
          <text:p text:style-name="P6"><text:span text:style-name="T3"><office:annotation loext:resolved="false"><dc:creator>Antoine Duchêne</dc:creator><dc:date>2021-03-15T12:37:55.704588683</dc:date><meta:creator-initials>AD</meta:creator-initials><text:p text:style-name="P13">do section- with published_annexes=filter(lambda x: x.publishable, <text:s/>utils.get_annexes(item))</text:p><text:p text:style-name="P13">if len(published_annexes)&gt;0</text:p></office:annotation></text:span><text:span text:style-name="T3">Annexes </text:span><text:span text:style-name="T4">publiées</text:span><text:span text:style-name="T3">:</text:span></text:p>
          <text:section text:style-name="Sect1" text:name="annexe">
            <text:p text:style-name="P8"><office:annotation loext:resolved="false"><dc:creator>Antoine Duchêne</dc:creator><dc:date>2021-03-15T12:20:39.732711985</dc:date><meta:creator-initials>AD</meta:creator-initials><text:p text:style-name="P13">do section- for annexe in published_annexes</text:p></office:annotation>lien<office:annotation office:name="__Annotation__51791_73425855" loext:resolved="false"><dc:creator>Antoine Duchêne</dc:creator><dc:date>2021-03-15T12:46:02.404492851</dc:date><meta:creator-initials>AD</meta:creator-initials><text:p text:style-name="P13">do text</text:p><text:p text:style-name="P13">from xhtml(u"&lt;a href='{}' target='_blank'&gt;{}&lt;/a&gt;".format(annexe.absolute_url(), utils.escape(annexe.Title())), stylesMapping={'p':'annexe'})</text:p></office:annotation><office:annotation-end office:name="__Annotation__51791_73425855"/></text:p>
            <text:p text:style-name="P9"><text:span text:style-name="T8"><text:text-input text:description="">:image(at=self.portal_url.getPortalObject().absolute_url() + "/" + self.mimetypes_registry.lookup(annexe.file.contentType)[0].icon_path, format="png")</text:text-input></text:span><text:span text:style-name="T7"><text:tab/></text:span><text:span text:style-name="T9"><text:text-input text:description="">annexe.file.filename</text:text-input></text:span><text:span text:style-name="T9"> - </text:span><text:span text:style-name="T9"><text:text-input text:description="">annexe.file.contentType</text:text-input></text:span></text:p>
          </text:section>
        </text:section>
      </text:section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il" svg:font-family="Caril" style:font-adornments="Normal"/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il" fo:font-family="Caril" style:font-style-name="Normal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style-name="Norm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style:contextual-spacing="false" style:page-number="auto"/>
      <style:text-properties style:font-name="Open Sans" fo:font-family="'Open Sans'" style:font-style-name="Gras" style:font-family-generic="swiss" style:font-pitch="variable" fo:font-size="8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fo:padding="0cm" fo:border-left="none" fo:border-right="none" fo:border-top="none" fo:border-bottom="0.91pt solid #1c1c1c" text:number-lines="false" text:line-number="0" style:join-border="false"/>
      <style:text-properties fo:font-size="6pt" style:font-size-asian="6pt" style:font-size-complex="6pt"/>
    </style:style>
    <style:style style:name="pm_5f_delib_5f_signatories_5f_TR" style:display-name="pm_delib_signatories_TR" style:family="paragraph" style:parent-style-name="Standard">
      <style:paragraph-properties fo:text-align="end" style:justify-single-word="false"/>
    </style:style>
    <style:style style:name="pm_5f_delib_5f_signatories_5f_BR" style:display-name="pm_delib_signatories_BR" style:family="paragraph" style:parent-style-name="Standard" style:master-page-name="">
      <style:paragraph-properties fo:text-align="end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nnexe" style:family="paragraph" style:parent-style-name="Text_20_body">
      <loext:graphic-properties draw:fill="solid" draw:fill-color="#f2f2f2"/>
      <style:paragraph-properties fo:margin-left="0.9cm" fo:margin-right="0cm" fo:margin-top="0cm" fo:margin-bottom="0cm" style:contextual-spacing="false" fo:text-indent="-0.9cm" style:auto-text-indent="false" fo:background-color="#f2f2f2">
        <style:tab-stops/>
      </style:paragraph-properties>
      <style:text-properties style:font-name="Carlito" fo:font-family="Carlito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>
        <style:tab-stops>
          <style:tab-stop style:position="17.992cm" style:type="right"/>
        </style:tab-stops>
      </style:paragraph-properties>
      <style:text-properties style:font-name="Carlito" fo:font-size="9pt" officeooo:paragraph-rsid="008a6682" style:font-size-asian="9pt" style:font-size-complex="9pt"/>
    </style:style>
    <style:style style:name="MT1" style:family="text">
      <style:text-properties officeooo:rsid="007c093f"/>
    </style:style>
    <style:page-layout style:name="Mpm1">
      <style:page-layout-properties fo:page-width="21.001cm" fo:page-height="29.7cm" style:num-format="1" style:print-orientation="portrait" fo:margin-top="1.199cm" fo:margin-bottom="1.199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ublications <text:span text:style-name="MT1">du </text:span><text:text-input text:description="">meetingConfig.Title()</text:text-input><text:s/>- délibérations.be<text:tab/><text:span text:style-name="MT1">page</text:span> <text:page-number text:select-page="current">1</text:page-number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Duchêne</meta:initial-creator>
    <meta:creation-date>2020-01-28T13:39:16.464261036</meta:creation-date>
    <dc:date>2022-09-28T15:13:27.911013904</dc:date>
    <dc:creator>Antoine Duchêne</dc:creator>
    <meta:editing-duration>PT3H43M47S</meta:editing-duration>
    <meta:editing-cycles>100</meta:editing-cycles>
    <meta:generator>LibreOffice/7.3.6.2$Linux_X86_64 LibreOffice_project/30$Build-2</meta:generator>
    <meta:document-statistic meta:table-count="1" meta:image-count="0" meta:object-count="0" meta:page-count="1" meta:paragraph-count="9" meta:word-count="46" meta:character-count="433" meta:non-whitespace-character-count="410"/>
  </office:meta>
</office:document-meta>
</file>